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21-09-28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6776" calcext:value-type="float">
            <text:p>131.1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19-12-03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5592" calcext:value-type="float">
            <text:p>130.0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18-07-1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5952" calcext:value-type="float">
            <text:p>129.1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17-12-1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0304" calcext:value-type="float">
            <text:p>127.4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088" calcext:value-type="float">
            <text:p>128.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0272" calcext:value-type="float">
            <text:p>144.6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504" calcext:value-type="float">
            <text:p>139.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200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4352" calcext:value-type="float">
            <text:p>127.7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7536" calcext:value-type="float">
            <text:p>129.6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42" calcext:value-type="float">
            <text:p>128.8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936" calcext:value-type="float">
            <text:p>128.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22" calcext:value-type="float">
            <text:p>128.0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58672" calcext:value-type="float">
            <text:p>128.0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308" calcext:value-type="float">
            <text:p>127.5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7704" calcext:value-type="float">
            <text:p>125.6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192" calcext:value-type="float">
            <text:p>120.0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9624" calcext:value-type="float">
            <text:p>118.1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8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2048" calcext:value-type="float">
            <text:p>125.3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7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7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5E0022</text:p>
          </table:table-cell>
          <table:table-cell office:value-type="string" calcext:value-type="string">
            <text:p>197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